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c3c4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5a5a64" draw:textarea-vertical-align="middle"/>
    </style:style>
    <style:style style:name="gr3" style:family="graphic" style:parent-style-name="standard">
      <style:graphic-properties draw:fill="solid" draw:fill-color="#ffdd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99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94cm" svg:height="3.81cm" svg:x="1.23cm" svg:y="2.283cm">
          <text:p text:style-name="P1"><text:span text:style-name="T1">Sender</text:span></text:p>
          <text:p text:style-name="P1">(<text:span text:style-name="T1">client</text:span>)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667cm" svg:height="3.81cm" svg:x="7.503cm" svg:y="2.283cm">
          <text:p text:style-name="P1"><text:span text:style-name="T1">AMI4CCM</text:span></text:p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794cm" svg:height="3.81cm" svg:x="17.474cm" svg:y="2.283cm">
          <text:p text:style-name="P1"><text:span text:style-name="T1">Receiver</text:span></text:p>
          <text:p text:style-name="P1">(<text:span text:style-name="T1">server</text:span>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627cm" svg:y1="6.093cm" svg:x2="5.342cm" svg:y2="7.35cm" draw:start-shape="id1" draw:start-glue-point="2" draw:end-shape="id2" draw:end-glue-point="3" svg:d="m2627 6093v1257h2715" svg:viewBox="0 0 2716 1258">
          <text:p/>
        </draw:connector>
        <draw:g xml:id="id3" draw:id="id3">
          <draw:custom-shape draw:style-name="gr3" draw:text-style-name="P1" draw:layer="layout" svg:width="0.762cm" svg:height="0.762cm" draw:transform="rotate (1.5707963267949) translate (5.115cm 3.869cm)">
            <text:p/>
            <draw:enhanced-geometry svg:viewBox="0 0 21600 21600" draw:mirror-vertical="false" draw:mirror-horizontal="tru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0.254cm" svg:height="0.254cm" draw:transform="rotate (1.5707963267949) translate (5.277cm 3.615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" draw:text-style-name="P1" draw:layer="layout" draw:line-skew="0.293cm" svg:x1="4.024cm" svg:y1="4.188cm" svg:x2="5.115cm" svg:y2="3.488cm" draw:start-shape="id1" draw:start-glue-point="1" draw:end-shape="id3" draw:end-glue-point="3" svg:d="m4024 4188h851v-700h240" svg:viewBox="0 0 1092 701">
          <text:p/>
        </draw:connector>
        <draw:connector draw:style-name="gr2" draw:text-style-name="P1" draw:layer="layout" draw:line-skew="-0.083cm" svg:x1="5.877cm" svg:y1="3.488cm" svg:x2="7.503cm" svg:y2="4.188cm" draw:start-shape="id3" draw:start-glue-point="1" draw:end-shape="id4" draw:end-glue-point="3" svg:d="m5877 3488h717v700h909" svg:viewBox="0 0 1627 701">
          <text:p/>
        </draw:connector>
        <draw:g xml:id="id5" draw:id="id5">
          <draw:custom-shape draw:style-name="gr3" draw:text-style-name="P1" draw:layer="layout" svg:width="0.762cm" svg:height="0.762cm" draw:transform="rotate (1.5707963267949) translate (5.403cm 5.369cm)">
            <text:p/>
            <draw:enhanced-geometry svg:viewBox="0 0 21600 21600" draw:mirror-vertical="false" draw:mirror-horizont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0.254cm" svg:height="0.254cm" draw:transform="rotate (1.5707963267949) translate (5.749cm 5.1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" draw:text-style-name="P1" draw:layer="layout" draw:line-skew="0.152cm" svg:x1="4.024cm" svg:y1="4.188cm" svg:x2="5.403cm" svg:y2="4.988cm" draw:start-shape="id1" draw:start-glue-point="1" draw:end-shape="id5" draw:end-glue-point="3" svg:d="m4024 4188h854v800h525" svg:viewBox="0 0 1380 801">
          <text:p/>
        </draw:connector>
        <draw:connector draw:style-name="gr2" draw:text-style-name="P1" draw:layer="layout" draw:line-skew="-0.223cm" svg:x1="6.165cm" svg:y1="4.988cm" svg:x2="7.503cm" svg:y2="4.188cm" draw:start-shape="id5" draw:start-glue-point="1" draw:end-shape="id4" svg:d="m6165 4988h434v-800h904" svg:viewBox="0 0 1339 801">
          <text:p/>
        </draw:connector>
        <draw:g xml:id="id2" draw:id="id2">
          <draw:custom-shape draw:style-name="gr3" draw:text-style-name="P1" draw:layer="layout" svg:width="0.762cm" svg:height="0.762cm" draw:transform="rotate (1.5707963267949) translate (5.342cm 7.731cm)">
            <text:p/>
            <draw:enhanced-geometry svg:viewBox="0 0 21600 21600" draw:mirror-vertical="false" draw:mirror-horizont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0.254cm" svg:height="0.254cm" draw:transform="rotate (1.5707963267949) translate (5.688cm 7.4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custom-shape draw:style-name="gr4" draw:text-style-name="P1" draw:layer="layout" svg:width="0.762cm" svg:height="0.762cm" draw:transform="rotate (1.5707963267949) translate (11.05cm 4.569cm)">
            <text:p/>
            <draw:enhanced-geometry svg:viewBox="0 0 21600 21600" draw:mirror-vertical="false" draw:mirror-horizont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" draw:text-style-name="P1" draw:layer="layout" svg:width="0.254cm" svg:height="0.254cm" draw:transform="rotate (1.5707963267949) translate (11.396cm 4.3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" draw:text-style-name="P1" draw:layer="layout" svg:x1="6.104cm" svg:y1="7.35cm" svg:x2="8.836cm" svg:y2="6.093cm" draw:start-shape="id2" draw:start-glue-point="1" draw:end-shape="id4" draw:end-glue-point="2" svg:d="m6104 7350h2732v-1257" svg:viewBox="0 0 2733 1258">
          <text:p/>
        </draw:connector>
        <draw:frame draw:style-name="gr5" draw:layer="layout" svg:width="3.19cm" svg:height="0.725cm" svg:x="4.215cm" svg:y="2.226cm">
          <draw:text-box>
            <text:p><text:span text:style-name="T1">Asynchronous</text:span></text:p>
          </draw:text-box>
        </draw:frame>
        <draw:frame draw:style-name="gr6" draw:layer="layout" svg:width="2.979cm" svg:height="0.725cm" svg:x="4.247cm" svg:y="7.594cm">
          <draw:text-box>
            <text:p><text:span text:style-name="T1">Synchronous</text:span></text:p>
          </draw:text-box>
        </draw:frame>
        <draw:connector draw:style-name="gr7" draw:text-style-name="P1" draw:layer="layout" draw:type="line" svg:x1="10.17cm" svg:y1="4.188cm" svg:x2="11.05cm" svg:y2="4.188cm" draw:start-shape="id4" draw:start-glue-point="1" draw:end-shape="id6" draw:end-glue-point="3" svg:d="m10170 4188h880" svg:viewBox="0 0 881 1">
          <text:p/>
        </draw:connector>
        <draw:custom-shape draw:style-name="gr1" draw:text-style-name="P1" xml:id="id7" draw:id="id7" draw:layer="layout" svg:width="2.794cm" svg:height="3.81cm" svg:x="12.574cm" svg:y="2.283cm">
          <text:p text:style-name="P1"><text:span text:style-name="T1">CORBA</text:span></text:p>
          <text:p text:style-name="P1"><text:span text:style-name="T1">connector</text:span></text:p>
          <text:p text:style-name="P1"><text:span text:style-name="T1">Receiver</text:span></text:p>
          <draw:enhanced-geometry svg:viewBox="0 0 21600 21600" draw:type="rectangle" draw:enhanced-path="M 0 0 L 21600 0 21600 21600 0 21600 0 0 Z N"/>
        </draw:custom-shape>
        <draw:g xml:id="id8" draw:id="id8">
          <draw:custom-shape draw:style-name="gr3" draw:text-style-name="P1" draw:layer="layout" svg:width="0.762cm" svg:height="0.762cm" draw:transform="rotate (1.5707963267949) translate (16.15cm 4.569cm)">
            <text:p/>
            <draw:enhanced-geometry svg:viewBox="0 0 21600 21600" draw:mirror-vertical="false" draw:mirror-horizont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0.254cm" svg:height="0.254cm" draw:transform="rotate (1.5707963267949) translate (16.496cm 4.3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" draw:layer="layout" svg:x1="11.812cm" svg:y1="4.188cm" svg:x2="12.574cm" svg:y2="4.188cm" draw:start-shape="id6" draw:start-glue-point="1" draw:end-shape="id7" draw:end-glue-point="3" svg:d="m11812 4188h762" svg:viewBox="0 0 763 1">
          <text:p/>
        </draw:connector>
        <draw:connector draw:style-name="gr8" draw:text-style-name="P1" draw:layer="layout" svg:x1="15.368cm" svg:y1="4.188cm" svg:x2="16.15cm" svg:y2="4.188cm" draw:start-shape="id7" draw:start-glue-point="1" draw:end-shape="id8" draw:end-glue-point="3" svg:d="m15368 4188h782" svg:viewBox="0 0 783 1">
          <text:p/>
        </draw:connector>
        <draw:connector draw:style-name="gr8" draw:text-style-name="P1" draw:layer="layout" svg:x1="16.912cm" svg:y1="4.188cm" svg:x2="17.474cm" svg:y2="4.188cm" draw:start-shape="id8" draw:start-glue-point="1" draw:end-shape="id9" draw:end-glue-point="3" svg:d="m16912 4188h562" svg:viewBox="0 0 56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11T12:40:50.498380243</dc:date>
    <meta:generator>LibreOffice/4.1.6.2$Linux_X86_64 LibreOffice_project/410m0$Build-2</meta:generator>
    <meta:editing-duration>PT5M22S</meta:editing-duration>
    <meta:editing-cycles>7</meta:editing-cycles>
    <meta:document-statistic meta:object-count="31"/>
  </office:meta>
</office:document-meta>
</file>